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fo:color="#2f5496" style:font-name="Calibri Light" fo:font-size="16pt" style:font-size-asian="16pt" style:font-name-complex="F" style:font-size-complex="16pt"/>
    </style:style>
    <style:style style:name="P2" style:family="paragraph" style:parent-style-name="Standard" style:list-style-name="L1">
      <style:text-properties officeooo:rsid="0004c815" officeooo:paragraph-rsid="0004c815"/>
    </style:style>
    <style:style style:name="P3" style:family="paragraph" style:parent-style-name="Heading_20_1">
      <style:paragraph-properties fo:break-before="page"/>
    </style:style>
    <style:style style:name="P4" style:family="paragraph" style:parent-style-name="List_20_Paragraph" style:list-style-name="WWNum3"/>
    <style:style style:name="P5" style:family="paragraph" style:parent-style-name="List_20_Paragraph">
      <style:text-properties officeooo:paragraph-rsid="0004c815"/>
    </style:style>
    <style:style style:name="P6" style:family="paragraph" style:parent-style-name="List_20_Paragraph" style:list-style-name="L3"/>
    <style:style style:name="P7" style:family="paragraph" style:parent-style-name="Contents_20_1">
      <style:paragraph-properties>
        <style:tab-stops>
          <style:tab-stop style:position="5.8984in" style:type="right" style:leader-style="dotted" style:leader-text="."/>
        </style:tab-stops>
      </style:paragraph-properties>
    </style:style>
    <style:style style:name="P8" style:family="paragraph" style:parent-style-name="Contents_20_Heading" style:master-page-name="Standard">
      <style:paragraph-properties style:page-number="auto"/>
    </style:style>
    <style:style style:name="T1" style:family="text">
      <style:text-properties text:display="true"/>
    </style:style>
    <style:style style:name="T2" style:family="text">
      <style:text-properties style:language-asian="pt" style:country-asian="PT" style:font-name-complex="F"/>
    </style:style>
    <style:style style:name="T3" style:family="text">
      <style:text-properties fo:font-style="italic" style:font-style-asian="italic"/>
    </style:style>
    <style:style style:name="T4" style:family="text">
      <style:text-properties fo:font-style="italic" style:text-underline-style="solid" style:text-underline-width="auto" style:text-underline-color="font-color" style:font-style-asian="italic"/>
    </style:style>
    <style:style style:name="T5" style:family="text">
      <style:text-properties style:text-underline-style="solid" style:text-underline-width="auto" style:text-underline-color="font-color"/>
    </style:style>
    <style:style style:name="T6" style:family="text">
      <style:text-properties fo:color="#ff0000" fo:language="en" fo:country="GB"/>
    </style:style>
    <style:style style:name="T7" style:family="text">
      <style:text-properties fo:language="en" fo:country="G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nteúdo</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Toc528420630" text:style-name="Index_20_Link" text:visited-style-name="Index_20_Link">Meta 1</text:a><text:a xlink:type="simple" xlink:href="#_Toc528420630" text:style-name="Index_20_Link" text:visited-style-name="Index_20_Link"><text:span text:style-name="T1"><text:tab/>2</text:span></text:a></text:p>
          <text:p text:style-name="P7"><text:a xlink:type="simple" xlink:href="#_Toc528420631" text:style-name="Index_20_Link" text:visited-style-name="Index_20_Link">Glossário</text:a><text:a xlink:type="simple" xlink:href="#_Toc528420631" text:style-name="Index_20_Link" text:visited-style-name="Index_20_Link"><text:span text:style-name="T1"><text:tab/>3</text:span></text:a></text:p>
          <text:p text:style-name="Standard"/>
        </text:index-body>
      </text:table-of-content>
      <text:p text:style-name="P1"/>
      <text:h text:style-name="P3" text:outline-level="1"><text:bookmark-start text:name="_Toc528420630"/>Meta 1<text:bookmark-end text:name="_Toc528420630"/></text:h>
      <text:p text:style-name="Subtitle">Requisitos</text:p>
      <text:list xml:id="list1253608008508492878" text:style-name="WWNum3">
        <text:list-item>
          <text:p text:style-name="P4">Planear e definir as estruturas de dados responsáveis por gerir as definições de funcionamento no servidor e no cliente. Definir <text:span text:style-name="T3">header files</text:span> (exemplo: <text:span text:style-name="T3">medit-defaults.h</text:span>, <text:span text:style-name="T3">cliente-defaults.h</text:span> e <text:span text:style-name="T3">server-deafults.h</text:span>) com constantes simbólicas <text:span text:style-name="T3">(#define</text:span> …) que registem os valores por omissão comuns e específicos do cliente e servidor.</text:p>
        </text:list-item>
        <text:list-item>
          <text:p text:style-name="P4">Desenvolver a lógica de leitura das variáveis de ambiente do servidor e do cliente, refletindo-se nas estruturas de dados mencionadas no ponto anterior. Sugestão: usar as funções <text:span text:style-name="T4">getopt()</text:span> e <text:span text:style-name="T4">getenv()</text:span>.</text:p>
        </text:list-item>
        <text:list-item>
          <text:p text:style-name="P4">Iniciar o desenvolvimento da consola de administração do servidor implementando a leitura e validação dos comandos e respetivos parâmetros e a implementação do comando <text:span text:style-name="T3">settings</text:span>. </text:p>
        </text:list-item>
        <text:list-item>
          <text:p text:style-name="P4">Definir uma estrutura de dados responsável por acolher o texto em edição e implementação da edição de <text:span text:style-name="T5">uma</text:span> linha com as funcionalidades descritas de inserção de caracteres, eliminação de caracteres e navegação dentro dessa linha. Nesta funcionalidade já faz sentido o uso da biblioteca <text:span text:style-name="T3">ncurses</text:span>. Nesta funcionalidade não existem ainda vários utilizadores e não é necessário considerar a questão dos vocábulos.</text:p>
        </text:list-item>
        <text:list-item>
          <text:p text:style-name="P4">Desenvolver uma função/mecanismo que dado um <text:span text:style-name="T3">username</text:span> e o nome do ficheiro de <text:span text:style-name="T3">usernames</text:span> verifica se este se encontra nesse ficheiro. <text:s/></text:p>
        </text:list-item>
      </text:list>
      <text:p text:style-name="Standard"/>
      <text:h text:style-name="P3" text:outline-level="1"><text:bookmark-start text:name="_Toc528420631"/>Glossário<text:bookmark-end text:name="_Toc528420631"/></text:h>
      <text:list xml:id="list740536047956896968" text:style-name="L3">
        <text:list-item>
          <text:p text:style-name="P6">getopt()</text:p>
        </text:list-item>
      </text:list>
      <text:p text:style-name="P5"><text:span text:style-name="T6">opterr = 0; </text:span><text:span text:style-name="Citação_20_Caráter"><text:span text:style-name="T7">//If getopt() does not recognize an option character, it prints an error message to stderr, stores the character in optopt, and returns '?'. The calling program may prevent the error message by setting opterr to 0. (https://stackoverflow.com/questions/47069535/opterr-declaration-in-getopt</text:span></text:span><text:bookmark text:name="_GoBack"/><text:span text:style-name="Citação_20_Caráter"><text:span text:style-name="T7">)</text:span></text:span></text:p>
      <text:list xml:id="list2349519931592583527" text:style-name="L1">
        <text:list-item>
          <text:p text:style-name="P2">atoi()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4917in" style:writing-mode="page"/>
      <style:text-properties style:use-window-font-color="true" style:font-name="Calibri" fo:font-size="11pt" fo:language="pt" fo:country="PT"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Subtitle" style:family="paragraph" style:parent-style-name="Standard" style:next-style-name="Standard" style:default-outline-level="" style:class="chapter">
      <style:text-properties fo:color="#5a5a5a" fo:letter-spacing="0.0102in" style:font-name-complex="F" style:font-family-generic-complex="system" style:font-pitch-complex="variabl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Heading" style:display-name="Contents Heading" style:family="paragraph" style:parent-style-name="Heading_20_1" style:next-style-name="Standard" style:default-outline-level="" style:class="index">
      <style:text-properties style:language-asian="pt" style:country-asian="PT"/>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fo:font-style="italic" style:font-style-asian="italic" style:font-style-complex="italic"/>
    </style:style>
    <style:style style:name="Default_20_Paragraph_20_Font" style:display-name="Default Paragraph Font" style:family="text"/>
    <style:style style:name="Título_20_1_20_Caráter" style:display-name="Título 1 Caráter" style:family="text" style:parent-style-name="Default_20_Paragraph_20_Font">
      <style:text-properties fo:color="#2f5496"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Subtítulo_20_Caráter" style:display-name="Subtítulo Caráter" style:family="text" style:parent-style-name="Default_20_Paragraph_20_Font">
      <style:text-properties fo:color="#5a5a5a" fo:letter-spacing="0.0102in" style:font-name-complex="F" style:font-family-generic-complex="system" style:font-pitch-complex="variable"/>
    </style:style>
    <style:style style:name="Texto_20_de_20_balão_20_Caráter" style:display-name="Texto de balão Caráte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Citação_20_Caráter" style:display-name="Citação Caráter" style:family="text" style:parent-style-name="Default_20_Paragraph_20_Font">
      <style:text-properties fo:color="#404040" fo:font-style="italic" style:font-style-asian="italic" style:font-style-complex="italic"/>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ogo Fernandes</meta:initial-creator>
    <meta:editing-cycles>5</meta:editing-cycles>
    <meta:creation-date>2018-10-17T11:26:00</meta:creation-date>
    <dc:date>2018-11-16T00:34:55.047817097</dc:date>
    <meta:editing-duration>PT7M38S</meta:editing-duration>
    <meta:generator>LibreOffice/4.2.8.2$Linux_x86 LibreOffice_project/420m0$Build-2</meta:generator>
    <meta:document-statistic meta:table-count="0" meta:image-count="0" meta:object-count="0" meta:page-count="3" meta:paragraph-count="14" meta:word-count="242" meta:character-count="1628" meta:non-whitespace-character-count="14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